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09316" officeooo:paragraph-rsid="00009316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officeooo:rsid="00073cd4" officeooo:paragraph-rsid="00073cd4" style:font-size-asian="17.5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09cb15" officeooo:paragraph-rsid="0009cb15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officeooo:rsid="00009316" officeooo:paragraph-rsid="0000931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073cd4" officeooo:paragraph-rsid="00073cd4" style:font-size-asian="10.5pt" style:font-size-complex="12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2pt" officeooo:rsid="00073cd4" officeooo:paragraph-rsid="00073cd4" style:font-size-asian="10.5pt" style:font-size-complex="12pt"/>
    </style:style>
    <style:style style:name="P7" style:family="paragraph" style:parent-style-name="Standard" style:list-style-name="L2">
      <style:paragraph-properties fo:text-align="start" style:justify-single-word="false"/>
      <style:text-properties fo:font-size="12pt" officeooo:rsid="0008787e" officeooo:paragraph-rsid="0008787e" style:font-size-asian="10.5pt" style:font-size-complex="12pt"/>
    </style:style>
    <style:style style:name="P8" style:family="paragraph" style:parent-style-name="Standard" style:list-style-name="L2">
      <style:paragraph-properties fo:text-align="start" style:justify-single-word="false"/>
      <style:text-properties fo:font-size="12pt" officeooo:rsid="00096297" officeooo:paragraph-rsid="00096297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officeooo:rsid="00096297" officeooo:paragraph-rsid="00096297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09cb15" officeooo:paragraph-rsid="0009cb15" style:font-size-asian="10.5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officeooo:rsid="0009cb15" officeooo:paragraph-rsid="0009cb15" style:font-size-asian="10.5pt" style:font-size-complex="12pt"/>
    </style:style>
    <style:style style:name="P12" style:family="paragraph" style:parent-style-name="Standard" style:list-style-name="L3">
      <style:paragraph-properties fo:text-align="start" style:justify-single-word="false"/>
      <style:text-properties fo:font-size="12pt" officeooo:rsid="000b4902" officeooo:paragraph-rsid="000b4902" style:font-size-asian="10.5pt" style:font-size-complex="12pt"/>
    </style:style>
    <style:style style:name="P13" style:family="paragraph" style:parent-style-name="Standard" style:list-style-name="L1">
      <style:paragraph-properties fo:text-align="start" style:justify-single-word="false"/>
      <style:text-properties officeooo:paragraph-rsid="00009316"/>
    </style:style>
    <style:style style:name="P14" style:family="paragraph" style:parent-style-name="Standard" style:list-style-name="L1">
      <style:paragraph-properties fo:text-align="start" style:justify-single-word="false"/>
      <style:text-properties officeooo:rsid="0002a4a2" officeooo:paragraph-rsid="0002a4a2"/>
    </style:style>
    <style:style style:name="P15" style:family="paragraph" style:parent-style-name="Standard" style:list-style-name="L1">
      <style:paragraph-properties fo:text-align="start" style:justify-single-word="false"/>
      <style:text-properties officeooo:rsid="00047968" officeooo:paragraph-rsid="00047968"/>
    </style:style>
    <style:style style:name="P16" style:family="paragraph" style:parent-style-name="Standard">
      <style:paragraph-properties fo:text-align="start" style:justify-single-word="false"/>
      <style:text-properties officeooo:rsid="00047968" officeooo:paragraph-rsid="00047968"/>
    </style:style>
    <style:style style:name="P17" style:family="paragraph" style:parent-style-name="Standard" style:list-style-name="L1">
      <style:paragraph-properties fo:text-align="start" style:justify-single-word="false"/>
      <style:text-properties fo:font-weight="bold" officeooo:rsid="0005a436" officeooo:paragraph-rsid="0005a436" style:font-weight-asian="bold" style:font-weight-complex="bold"/>
    </style:style>
    <style:style style:name="P18" style:family="paragraph" style:parent-style-name="Standard" style:list-style-name="L1">
      <style:paragraph-properties fo:text-align="start" style:justify-single-word="false"/>
      <style:text-properties officeooo:rsid="0005e0f3" officeooo:paragraph-rsid="0005e0f3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009316" style:font-size-asian="10.5pt" style:font-size-complex="12pt"/>
    </style:style>
    <style:style style:name="T3" style:family="text">
      <style:text-properties fo:font-size="12pt" officeooo:rsid="0000e09b" style:font-size-asian="10.5pt" style:font-size-complex="12pt"/>
    </style:style>
    <style:style style:name="T4" style:family="text">
      <style:text-properties fo:font-size="12pt" officeooo:rsid="0001bbd2" style:font-size-asian="10.5pt" style:font-size-complex="12pt"/>
    </style:style>
    <style:style style:name="T5" style:family="text">
      <style:text-properties fo:font-size="12pt" officeooo:rsid="00047968" style:font-size-asian="10.5pt" style:font-size-complex="12pt"/>
    </style:style>
    <style:style style:name="T6" style:family="text">
      <style:text-properties officeooo:rsid="00096297"/>
    </style:style>
    <style:style style:name="T7" style:family="text">
      <style:text-properties officeooo:rsid="0009cb15"/>
    </style:style>
    <style:style style:name="T8" style:family="text">
      <style:text-properties officeooo:rsid="000c3c47"/>
    </style:style>
    <style:style style:name="T9" style:family="text">
      <style:text-properties officeooo:rsid="000c7a8a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Internal </text:span>Requirements</text:p>
      <text:p text:style-name="P4"/>
      <text:list xml:id="list310106764" text:style-name="L1">
        <text:list-item>
          <text:p text:style-name="P17"><text:span text:style-name="T2">***T</text:span><text:span text:style-name="T1">HIS IS A TEACHING APPLICATION; IT MUST BE ACCESSIBLE &amp; READABLE TO WEB DEVELOPMENT STUDENTS WHO HAVE ACCESS TO THE FRONTEND AND EXPRESS BACKEND AND WILL BE BUILDING THE FLASK BACKEND***</text:span></text:p>
        </text:list-item>
        <text:list-item>
          <text:p text:style-name="P13"><text:span text:style-name="T2">Simple application with two full </text:span><text:span text:style-name="T3">CRUD </text:span><text:span text:style-name="T5">and</text:span><text:span text:style-name="T4"> an additional User feature with read only</text:span></text:p>
        </text:list-item>
        <text:list-item>
          <text:p text:style-name="P18"><text:span text:style-name="T4">I</text:span><text:span text:style-name="T1">t should provide a diversity of data types in the database, and non-trivial logic for some of the routes</text:span></text:p>
        </text:list-item>
        <text:list-item>
          <text:p text:style-name="P14"><text:span text:style-name="T4">R</text:span><text:span text:style-name="T1">eact frontend </text:span><text:span text:style-name="T5">with complex and interesting UI, but can be easily translated to BE above</text:span></text:p>
        </text:list-item>
        <text:list-item>
          <text:p text:style-name="P15"><text:span text:style-name="T1">Flask and Express backend</text:span></text:p>
        </text:list-item>
        <text:list-item>
          <text:p text:style-name="P15"><text:span text:style-name="T1">AWS and sockets implementation which don’t crucially integrate with the backend (use middleware or, if that’s too complicated or confusing, a slightly different react-app)</text:span></text:p>
        </text:list-item>
      </text:list>
      <text:p text:style-name="P16"><text:span text:style-name="T1"/></text:p>
      <text:p text:style-name="P2">Ideas</text:p>
      <text:p text:style-name="P5"/>
      <text:list xml:id="list492430880" text:style-name="L2">
        <text:list-item>
          <text:p text:style-name="P6">People like drag and drop, maybe use that.</text:p>
        </text:list-item>
        <text:list-item>
          <text:p text:style-name="P6">Games are fun</text:p>
        </text:list-item>
        <text:list-item>
          <text:p text:style-name="P6">Go with some kind of theme</text:p>
        </text:list-item>
        <text:list-item>
          <text:p text:style-name="P7">Tinder <text:span text:style-name="T6">=</text:span>&gt; <text:span text:style-name="T6">Cinder!</text:span></text:p>
          <text:list>
            <text:list-item>
              <text:p text:style-name="P7">“It’s a match (literal match)</text:p>
            </text:list-item>
            <text:list-item>
              <text:p text:style-name="P8">Smoke signals</text:p>
            </text:list-item>
          </text:list>
        </text:list-item>
      </text:list>
      <text:p text:style-name="P9"/>
      <text:p text:style-name="P3">External Requirements</text:p>
      <text:p text:style-name="P10"/>
      <text:list xml:id="list2443388272" text:style-name="L3">
        <text:list-item>
          <text:p text:style-name="P11">Session must be stored in the frontend (this i<text:span text:style-name="T8">s normally bad </text:span>practice)</text:p>
        </text:list-item>
        <text:list-item>
          <text:p text:style-name="P12">Both the frontend and the backend must be meticulously documented</text:p>
          <text:list>
            <text:list-item>
              <text:p text:style-name="P12">Places in code which would need to be changed to accommodate sockets and AWS should be explicitly highlighted</text:p>
            </text:list-item>
          </text:list>
        </text:list-item>
        <text:list-item>
          <text:p text:style-name="P12">Redux should be used to keep track of state <text:span text:style-name="T9">and make all fetch requests</text:span></text:p>
        </text:list-item>
        <text:list-item>
          <text:p text:style-name="P1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4T15:39:14.716877757</meta:creation-date>
    <dc:date>2023-12-27T22:03:31.118654544</dc:date>
    <meta:editing-duration>P2DT15H3M49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20" meta:word-count="210" meta:character-count="1197" meta:non-whitespace-character-count="1023"/>
  </office:meta>
</office:document-meta>
</file>